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d3d3d3" draw:textarea-horizontal-align="justify" draw:textarea-vertical-align="middle" draw:auto-grow-height="false" fo:min-height="0.109cm" fo:min-width="2.888cm"/>
    </style:style>
    <style:style style:name="gr2" style:family="graphic" style:parent-style-name="standard">
      <style:graphic-properties draw:textarea-horizontal-align="justify" draw:textarea-vertical-align="middle" draw:auto-grow-height="false" fo:min-height="0.272cm" fo:min-width="3.616cm"/>
    </style:style>
    <style:style style:name="gr3" style:family="graphic" style:parent-style-name="objectwithoutfill">
      <style:graphic-properties svg:stroke-width="0.028cm" draw:marker-start-width="0.242cm" draw:marker-end="Symmetric_20_Arrow" draw:marker-end-width="0.342cm" draw:fill="none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draw:textarea-horizontal-align="justify" draw:textarea-vertical-align="middle" draw:auto-grow-height="false" fo:min-height="0.512cm" fo:min-width="1.278cm"/>
    </style:style>
    <style:style style:name="gr5" style:family="graphic" style:parent-style-name="objectwithoutfill">
      <style:graphic-properties draw:marker-end="Arrow_20_concave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289cm"/>
    </style:style>
    <style:style style:name="gr7" style:family="graphic" style:parent-style-name="standard">
      <style:graphic-properties draw:stroke="none" svg:stroke-color="#000000" draw:fill="none" draw:fill-color="#ffffff" fo:min-height="0.335cm"/>
    </style:style>
    <style:style style:name="gr8" style:family="graphic" style:parent-style-name="standard">
      <style:graphic-properties svg:stroke-color="#d3d3d3" draw:textarea-horizontal-align="justify" draw:textarea-vertical-align="middle" draw:auto-grow-height="false" fo:min-height="0.131cm" fo:min-width="0.516cm"/>
    </style:style>
    <style:style style:name="gr9" style:family="graphic" style:parent-style-name="objectwithoutfill">
      <style:graphic-properties draw:marker-end="Arrow_20_concave" draw:marker-end-width="0.3cm" draw:fill="solid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518cm"/>
    </style:style>
    <style:style style:name="gr11" style:family="graphic" style:parent-style-name="standard">
      <style:graphic-properties draw:textarea-horizontal-align="justify" draw:textarea-vertical-align="middle" draw:auto-grow-height="false" fo:min-height="0.28cm" fo:min-width="3.278cm"/>
    </style:style>
    <style:style style:name="gr12" style:family="graphic" style:parent-style-name="standard">
      <style:graphic-properties svg:stroke-color="#d3d3d3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svg:stroke-color="#d3d3d3" draw:textarea-horizontal-align="justify" draw:textarea-vertical-align="middle" draw:auto-grow-height="false" fo:min-height="0.27cm" fo:min-width="3.347cm"/>
    </style:style>
    <style:style style:name="gr14" style:family="graphic" style:parent-style-name="objectwithoutfill">
      <style:graphic-properties draw:marker-end="Symmetric_20_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7pt" style:font-size-asian="7pt" style:font-size-complex="7pt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7pt" style:font-size-asian="7pt" style:font-size-complex="7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style:text-position="-33% 58%" fo:font-size="7pt" style:font-size-asian="7pt" style:font-size-complex="7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Noto Sans CJK SC Regular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7pt" fo:font-style="normal" fo:text-shadow="none" style:text-underline-style="none" fo:font-weight="normal" style:letter-kerning="true" style:font-name-asian="Noto Sans CJK SC Regular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388cm" svg:height="0.359cm" svg:x="2.354cm" svg:y="0.108cm">
          <text:p text:style-name="P1">Trajectoria origina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" draw:id="id2" draw:layer="layout" svg:width="4.116cm" svg:height="0.522cm" svg:x="1.99cm" svg:y="1.11cm">
          <text:p text:style-name="P1">Dividir trajectoria en M bins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4.048cm" svg:y1="0.467cm" svg:x2="4.048cm" svg:y2="1.11cm" draw:start-shape="id1" draw:start-glue-point="2" draw:end-shape="id2" draw:end-glue-point="0" svg:d="M4048 467v643" svg:viewBox="0 0 1 644">
          <text:p/>
        </draw:connector>
        <draw:custom-shape draw:style-name="gr4" draw:text-style-name="P1" xml:id="id3" draw:id="id3" draw:layer="layout" svg:width="1.778cm" svg:height="0.762cm" svg:x="0.396cm" svg:y="2.88cm">
          <text:p text:style-name="P1">Reducir</text:p>
          <text:p text:style-name="P1">localmente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4.048cm" svg:y1="1.632cm" svg:x2="1.285cm" svg:y2="2.88cm" draw:start-shape="id2" draw:start-glue-point="2" draw:end-shape="id3" draw:end-glue-point="0" svg:d="M4048 1632l-2763 1248" svg:viewBox="0 0 2764 1249">
          <text:p/>
        </draw:connector>
        <draw:frame draw:style-name="gr6" draw:text-style-name="P3" draw:layer="layout" svg:width="1.016cm" svg:height="0.539cm" svg:x="1.431cm" svg:y="1.991cm">
          <draw:text-box>
            <text:p><text:span text:style-name="T1">bin</text:span><text:span text:style-name="T2">1</text:span></text:p>
          </draw:text-box>
        </draw:frame>
        <draw:custom-shape draw:style-name="gr4" draw:text-style-name="P1" xml:id="id4" draw:id="id4" draw:layer="layout" svg:width="1.778cm" svg:height="0.762cm" svg:x="2.582cm" svg:y="2.888cm">
          <text:p text:style-name="P4">Reducir</text:p>
          <text:p text:style-name="P1">localmente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4.048cm" svg:y1="1.632cm" svg:x2="3.471cm" svg:y2="2.888cm" draw:start-shape="id2" draw:start-glue-point="2" draw:end-shape="id4" draw:end-glue-point="0" svg:d="M4048 1632l-577 1256" svg:viewBox="0 0 578 1257">
          <text:p/>
        </draw:connector>
        <draw:frame draw:style-name="gr7" draw:text-style-name="P3" draw:layer="layout" svg:width="1.016cm" svg:height="0.585cm" svg:x="3.82cm" svg:y="2.041cm">
          <draw:text-box>
            <text:p><text:span text:style-name="T1">bin</text:span><text:span text:style-name="T2">2</text:span></text:p>
          </draw:text-box>
        </draw:frame>
        <draw:custom-shape draw:style-name="gr4" draw:text-style-name="P1" xml:id="id5" draw:id="id5" draw:layer="layout" svg:width="1.778cm" svg:height="0.762cm" svg:x="6.114cm" svg:y="2.926cm">
          <text:p text:style-name="P4">Reducir</text:p>
          <text:p text:style-name="P4">localmente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4.048cm" svg:y1="1.632cm" svg:x2="7.003cm" svg:y2="2.926cm" draw:start-shape="id2" draw:start-glue-point="2" draw:end-shape="id5" draw:end-glue-point="0" svg:d="M4048 1632l2955 1294" svg:viewBox="0 0 2956 1295">
          <text:p/>
        </draw:connector>
        <draw:frame draw:style-name="gr6" draw:text-style-name="P3" draw:layer="layout" svg:width="1.016cm" svg:height="0.539cm" svg:x="6.249cm" svg:y="2.137cm">
          <draw:text-box>
            <text:p><text:span text:style-name="T1">bin</text:span><text:span text:style-name="T2">M</text:span></text:p>
          </draw:text-box>
        </draw:frame>
        <draw:custom-shape draw:style-name="gr8" draw:text-style-name="P1" draw:layer="layout" svg:width="1.016cm" svg:height="0.381cm" svg:x="4.671cm" svg:y="3.061cm">
          <text:p text:style-name="P1">…...</text:p>
          <draw:enhanced-geometry svg:viewBox="0 0 21600 21600" draw:type="rectangle" draw:enhanced-path="M 0 0 L 21600 0 21600 21600 0 21600 0 0 Z N"/>
        </draw:custom-shape>
        <draw:custom-shape draw:style-name="gr4" draw:text-style-name="P1" xml:id="id6" draw:id="id6" draw:layer="layout" svg:width="1.778cm" svg:height="0.762cm" svg:x="0.396cm" svg:y="4.88cm">
          <text:p text:style-name="P4">Reducir</text:p>
          <text:p text:style-name="P4">globalmente</text:p>
          <draw:enhanced-geometry svg:viewBox="0 0 21600 21600" draw:type="rectangle" draw:enhanced-path="M 0 0 L 21600 0 21600 21600 0 21600 0 0 Z N"/>
        </draw:custom-shape>
        <draw:custom-shape draw:style-name="gr4" draw:text-style-name="P1" xml:id="id7" draw:id="id7" draw:layer="layout" svg:width="1.778cm" svg:height="0.762cm" svg:x="2.582cm" svg:y="4.888cm">
          <text:p text:style-name="P4">Reducir</text:p>
          <text:p text:style-name="P1">globalmente</text:p>
          <draw:enhanced-geometry svg:viewBox="0 0 21600 21600" draw:type="rectangle" draw:enhanced-path="M 0 0 L 21600 0 21600 21600 0 21600 0 0 Z N"/>
        </draw:custom-shape>
        <draw:custom-shape draw:style-name="gr4" draw:text-style-name="P1" xml:id="id8" draw:id="id8" draw:layer="layout" svg:width="1.778cm" svg:height="0.762cm" svg:x="6.114cm" svg:y="4.926cm">
          <text:p text:style-name="P4">Reducir</text:p>
          <text:p text:style-name="P1">globalmente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016cm" svg:height="0.381cm" svg:x="4.671cm" svg:y="5.061cm">
          <text:p text:style-name="P1">…...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line" svg:x1="1.285cm" svg:y1="3.642cm" svg:x2="1.285cm" svg:y2="4.88cm" draw:start-shape="id3" draw:start-glue-point="2" draw:end-shape="id6" draw:end-glue-point="0" svg:d="M1285 3642v1238" svg:viewBox="0 0 1 1239">
          <text:p/>
        </draw:connector>
        <draw:connector draw:style-name="gr9" draw:text-style-name="P5" draw:layer="layout" draw:type="line" svg:x1="3.471cm" svg:y1="3.65cm" svg:x2="3.471cm" svg:y2="4.888cm" draw:start-shape="id4" draw:start-glue-point="2" draw:end-shape="id7" draw:end-glue-point="0" svg:d="M3471 3650v1238" svg:viewBox="0 0 1 1239">
          <text:p/>
        </draw:connector>
        <draw:connector draw:style-name="gr9" draw:text-style-name="P5" draw:layer="layout" draw:type="line" svg:x1="7.003cm" svg:y1="3.688cm" svg:x2="7.003cm" svg:y2="4.926cm" draw:start-shape="id5" draw:start-glue-point="2" draw:end-shape="id8" draw:end-glue-point="0" svg:d="M7003 3688v1238" svg:viewBox="0 0 1 1239">
          <text:p/>
        </draw:connector>
        <draw:frame draw:style-name="gr10" draw:text-style-name="P6" draw:layer="layout" svg:width="1.743cm" svg:height="0.768cm" svg:x="-0.219cm" svg:y="3.785cm">
          <draw:text-box>
            <text:p text:style-name="P1"><text:span text:style-name="T1">N</text:span><text:span text:style-name="T2">1</text:span><text:span text:style-name="T1"> candidatas</text:span></text:p>
          </draw:text-box>
        </draw:frame>
        <draw:frame draw:style-name="gr10" draw:text-style-name="P6" draw:layer="layout" svg:width="1.695cm" svg:height="0.768cm" svg:x="5.513cm" svg:y="3.793cm">
          <draw:text-box>
            <text:p text:style-name="P1"><text:span text:style-name="T3">N</text:span><text:span text:style-name="T4">M</text:span><text:span text:style-name="T3"> </text:span></text:p>
            <text:p text:style-name="P1"><text:span text:style-name="T1">candidatas</text:span></text:p>
          </draw:text-box>
        </draw:frame>
        <draw:custom-shape draw:style-name="gr11" draw:text-style-name="P1" xml:id="id10" draw:id="id10" draw:layer="layout" svg:width="3.778cm" svg:height="0.53cm" svg:x="2.412cm" svg:y="7.179cm">
          <text:p text:style-name="P1">Ensamblar representativas</text:p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2.21cm" svg:height="0.768cm" svg:x="0.013cm" svg:y="5.693cm">
          <draw:text-box>
            <text:p text:style-name="P1"><text:span text:style-name="T1">K</text:span><text:span text:style-name="T2">1</text:span><text:span text:style-name="T1"> </text:span></text:p>
            <text:p text:style-name="P1"><text:span text:style-name="T1">representativas</text:span></text:p>
          </draw:text-box>
        </draw:frame>
        <draw:connector draw:style-name="gr9" draw:text-style-name="P5" draw:layer="layout" draw:type="line" svg:x1="1.285cm" svg:y1="5.642cm" svg:x2="4.111cm" svg:y2="7.179cm" draw:start-shape="id6" draw:start-glue-point="2" draw:end-shape="id9" draw:end-glue-point="3" svg:d="M1285 5642l2826 1537" svg:viewBox="0 0 2827 1538">
          <text:p/>
        </draw:connector>
        <draw:connector draw:style-name="gr9" draw:text-style-name="P5" draw:layer="layout" draw:type="line" svg:x1="3.471cm" svg:y1="5.65cm" svg:x2="4.301cm" svg:y2="7.179cm" draw:start-shape="id7" draw:start-glue-point="2" draw:end-shape="id9" draw:end-glue-point="0" svg:d="M3471 5650l830 1529" svg:viewBox="0 0 831 1530">
          <text:p/>
        </draw:connector>
        <draw:connector draw:style-name="gr9" draw:text-style-name="P5" draw:layer="layout" draw:type="line" svg:x1="7.003cm" svg:y1="5.688cm" svg:x2="4.492cm" svg:y2="7.179cm" draw:start-shape="id8" draw:start-glue-point="2" draw:end-shape="id9" svg:d="M7003 5688l-2511 1491" svg:viewBox="0 0 2512 1492">
          <text:p/>
        </draw:connector>
        <draw:frame draw:style-name="gr10" draw:text-style-name="P6" draw:layer="layout" svg:width="2.273cm" svg:height="0.768cm" svg:x="2.214cm" svg:y="5.693cm">
          <draw:text-box>
            <text:p text:style-name="P1"><text:span text:style-name="T1">K</text:span><text:span text:style-name="T2">2</text:span><text:span text:style-name="T1"> </text:span></text:p>
            <text:p text:style-name="P1"><text:span text:style-name="T1">representativas</text:span></text:p>
          </draw:text-box>
        </draw:frame>
        <draw:frame draw:style-name="gr10" draw:text-style-name="P6" draw:layer="layout" svg:width="1.743cm" svg:height="0.768cm" svg:x="1.938cm" svg:y="3.823cm">
          <draw:text-box>
            <text:p text:style-name="P1"><text:span text:style-name="T1">N</text:span><text:span text:style-name="T2">2</text:span><text:span text:style-name="T1"> candidatas</text:span></text:p>
          </draw:text-box>
        </draw:frame>
        <draw:frame draw:style-name="gr10" draw:text-style-name="P6" draw:layer="layout" svg:width="2.273cm" svg:height="0.768cm" svg:x="5.015cm" svg:y="5.693cm">
          <draw:text-box>
            <text:p text:style-name="P1"><text:span text:style-name="T1">K</text:span><text:span text:style-name="T2">M</text:span><text:span text:style-name="T1"> </text:span></text:p>
            <text:p text:style-name="P1"><text:span text:style-name="T1">representativas</text:span></text:p>
          </draw:text-box>
        </draw:frame>
        <draw:custom-shape draw:style-name="gr12" draw:text-style-name="P1" xml:id="id9" draw:id="id9" draw:layer="layout" svg:width="0.381cm" svg:height="0.001cm" svg:x="4.111cm" svg:y="7.17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11" draw:id="id11" draw:layer="layout" svg:width="3.847cm" svg:height="0.52cm" svg:x="2.378cm" svg:y="8.286cm">
          <text:p text:style-name="P1">Trajectoria reducida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draw:type="line" svg:x1="4.301cm" svg:y1="7.709cm" svg:x2="4.301cm" svg:y2="8.286cm" draw:start-shape="id10" draw:start-glue-point="2" draw:end-shape="id11" draw:end-glue-point="0" svg:d="M4301 7709v577" svg:viewBox="0 0 1 57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Rounded_20_short_20_Arrow" draw:display-name="Rounded short Arrow" svg:viewBox="0 0 1013 1130" svg:d="M1009 1050l-449-1008-22-30-29-12-34 12-21 26-449 1012-5 13v8l5 21 12 21 17 13 21 4h903l21-4 21-13 9-21 4-21v-8z"/>
    <draw:marker draw:name="Short_20_line_20_Arrow" draw:display-name="Short line Arrow" svg:viewBox="0 0 3000 3000" svg:d="M1500 0l1500 2789v211h-114l-1286-2392v2392h-200v-2392l-1286 2392h-114v-211z"/>
    <draw:marker draw:name="Symmetric_20_Arrow" draw:display-name="Symmetric Arrow" svg:viewBox="0 0 1131 902" svg:d="M564 0l-564 902h1131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svg:stroke-color="#000000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end="Line_20_Arrow" draw:fill="solid" draw:fill-color="#ffffff"/>
      <style:text-properties fo:color="#00000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255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1T16:32:32.577886930</meta:creation-date>
    <dc:date>2019-02-11T17:51:26.653689017</dc:date>
    <meta:editing-duration>PT30M17S</meta:editing-duration>
    <meta:editing-cycles>15</meta:editing-cycles>
    <meta:generator>LibreOffice/6.0.3.2$Linux_X86_64 LibreOffice_project/00m0$Build-2</meta:generator>
    <meta:document-statistic meta:object-count="33"/>
  </office:meta>
</office:document-meta>
</file>